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 members</text:p>
      <text:p text:style-name="P1"/>
      <text:p text:style-name="P2">Oskars (u12) – team leader, creator of the main idea, most of the technical game design, graphical game design, database management, “Higher Or Lower”, <text:s/>technical website design</text:p>
      <text:p text:style-name="P2"/>
      <text:p text:style-name="P2">Roberts (u18) – technical game design, most of the graphical game design, planning, “BlackJack”</text:p>
      <text:p text:style-name="P2"/>
      <text:p text:style-name="P2">Rihards (u15) – technical game design, technical website design, most of the graphical website design, documentation, “Slots”</text:p>
      <text:p text:style-name="P2"/>
      <text:p text:style-name="P2">Vineta (u21) – technical game design, documentation, presentation, “Baccarat”</text:p>
      <text:p text:style-name="P2"/>
      <text:p text:style-name="P2">Roberts (u16) – technical game design, “Tic Tac Toe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hards Karimovs</meta:initial-creator>
    <meta:creation-date>2021-08-12T21:33:22.11</meta:creation-date>
    <meta:document-statistic meta:table-count="0" meta:image-count="0" meta:object-count="0" meta:page-count="1" meta:paragraph-count="6" meta:word-count="78" meta:character-count="538"/>
    <dc:date>2021-08-12T22:42:14.62</dc:date>
    <dc:creator>Rihards Karimovs</dc:creator>
    <meta:editing-duration>PT23M21S</meta:editing-duration>
    <meta:editing-cycles>1</meta:editing-cycles>
    <meta:generator>OpenOffice/4.1.10$Win32 OpenOffice.org_project/4110m2$Build-9807</meta:generator>
  </office:meta>
</office:document-meta>
</file>